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DB Shoulder Press</text:p>
          </table:table-cell>
          <table:table-cell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KB Squat-to-Upright Row</text:p>
          </table:table-cell>
          <table:table-cell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Hanging Leg Raise</text:p>
          </table:table-cell>
          <table:table-cell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DB Raise</text:p>
          </table:table-cell>
          <table:table-cell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Farmer's Carry</text:p>
          </table:table-cell>
          <table:table-cell table:style-name="ce1" office:value-type="string">
            <text:p>30/30/30</text:p>
          </table:table-cell>
          <table:table-cell/>
        </table:table-row>
        <table:table-row table:style-name="ro1">
          <table:table-cell office:value-type="string">
            <text:p>BB Row</text:p>
          </table:table-cell>
          <table:table-cell office:value-type="date" office:date-value="2015-10-12">
            <text:p>10/12/15</text:p>
          </table:table-cell>
          <table:table-cell/>
        </table:table-row>
        <table:table-row table:style-name="ro1">
          <table:table-cell office:value-type="string">
            <text:p>BB Raise</text:p>
          </table:table-cell>
          <table:table-cell office:value-type="date" office:date-value="2010-10-10">
            <text:p>10/10/10</text:p>
          </table:table-cell>
          <table:table-cell/>
        </table:table-row>
        <table:table-row table:style-name="ro1">
          <table:table-cell office:value-type="string">
            <text:p>DB Shrug</text:p>
          </table:table-cell>
          <table:table-cell office:value-type="date" office:date-value="2010-12-10">
            <text:p>12/10/10</text:p>
          </table:table-cell>
          <table:table-cell/>
        </table:table-row>
        <table:table-row table:style-name="ro1">
          <table:table-cell office:value-type="string">
            <text:p>Smith Row</text:p>
          </table:table-cell>
          <table:table-cell office:value-type="date" office:date-value="2008-12-10">
            <text:p>12/10/0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2/06/2018</text:date>, <text:time>12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8S</meta:editing-duration>
    <meta:editing-cycles>4</meta:editing-cycles>
    <meta:generator>OpenOffice/4.1.5$Win32 OpenOffice.org_project/415m1$Build-9789</meta:generator>
    <dc:date>2018-02-06T12:58:17.02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